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c44" officeooo:paragraph-rsid="0020c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youtube.com/watch?v=ZGZB7hzybhE&amp;index=9&amp;list=PLEsfXFp6DpzRcd-q4vR5qAgOZUuz8041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02:47:02.974701164</meta:creation-date>
    <dc:date>2015-08-22T12:29:10.289821653</dc:date>
    <meta:editing-duration>PT43M10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1" meta:paragraph-count="1" meta:word-count="1" meta:character-count="91" meta:non-whitespace-character-count="91"/>
  </office:meta>
</office:document-meta>
</file>